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6.791cm" style:rel-column-width="2184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3.03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2.133cm"/>
    </style:style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fo:font-size="26pt" officeooo:rsid="000cc793" officeooo:paragraph-rsid="00460a15" style:font-size-asian="26pt" style:font-size-complex="26pt"/>
    </style:style>
    <style:style style:name="P3" style:family="paragraph" style:parent-style-name="Text_20_body">
      <style:text-properties style:font-name="Calibri" fo:font-size="10pt" style:text-underline-style="none" fo:font-weight="normal" officeooo:rsid="0029380e" style:font-size-asian="10pt" style:font-weight-asian="normal" style:font-size-complex="10pt" style:font-weight-complex="normal"/>
    </style:style>
    <style:style style:name="P4" style:family="paragraph" style:parent-style-name="Text_20_body">
      <style:text-properties officeooo:paragraph-rsid="004b866e"/>
    </style:style>
    <style:style style:name="P5" style:family="paragraph" style:parent-style-name="Text_20_body">
      <style:text-properties fo:font-size="4pt" style:font-size-asian="4.19999980926514pt" style:font-size-complex="4.80000019073486pt"/>
    </style:style>
    <style:style style:name="P6" style:family="paragraph" style:parent-style-name="Text_20_body">
      <style:text-properties officeooo:paragraph-rsid="0041e98c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text-properties style:font-name="Carlito" fo:font-size="10pt" fo:font-weight="bold" officeooo:rsid="007dc396" style:font-weight-asian="bold" style:font-weight-complex="bold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9b181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8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9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0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Carlito" fo:font-size="10pt" officeooo:rsid="007dc396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ctivité </text:span><text:span text:style-name="T2">2 </text:span><text:span text:style-name="T3">: La formation de notre système solaire.</text:span></text:p>
      <text:p text:style-name="P1"><text:span text:style-name="T11">Objectifs :</text:span><text:span text:style-name="T6"> </text:span></text:p>
      <text:p text:style-name="P4"><text:span text:style-name="T7">-</text:span><text:span text:style-name="T8"> </text:span><text:span text:style-name="T9">Décrire l’évolution de l’Univers et la formation du système solaire.</text:span></text:p>
      <text:p text:style-name="P5"/>
      <text:p text:style-name="P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0"><text:s text:c="5"/></text:span><text:span text:style-name="T4">Votre mission-travail à réaliser </text:span><text:span text:style-name="T5">:</text:span></text:p>
      <text:p text:style-name="P9"/>
      <text:p text:style-name="P7"><text:span text:style-name="T12">À</text:span> l’aide des documents ( feuille annexe), vous allez réaliser une frise chronologique de la formation de notre Système Solaire.</text:p>
      <text:p text:style-name="P7">Vous devez dans un premier temps déterminer la date de chaque évènement puis l’expliquer en une phrase.</text:p>
      <text:p text:style-name="P3"/>
      <table:table table:name="Table1" table:style-name="Table1">
        <table:table-column table:style-name="Table1.A" table:number-columns-repeated="3"/>
        <table:table-row table:style-name="TableLine94440937652464">
          <table:table-cell table:style-name="Table1.A1" office:value-type="string">
            <text:p text:style-name="P8">Évènements</text:p>
          </table:table-cell>
          <table:table-cell table:style-name="Table1.A1" office:value-type="string">
            <text:p text:style-name="P8">Dates</text:p>
          </table:table-cell>
          <table:table-cell table:style-name="Table1.C1" office:value-type="string">
            <text:p text:style-name="P8">Explications</text:p>
            <text:p text:style-name="P8">(Comment « le phénomène » s’est produit ?)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8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7M21S</meta:editing-duration>
    <meta:editing-cycles>30</meta:editing-cycles>
    <meta:generator>LibreOffice/7.0.6.2$Linux_X86_64 LibreOffice_project/00$Build-2</meta:generator>
    <meta:creation-date>2021-02-11T10:59:54.903285377</meta:creation-date>
    <meta:initial-creator>J Cercy</meta:initial-creator>
    <dc:date>2021-06-23T00:08:04.531837334</dc:date>
    <dc:creator>J Cercy</dc:creator>
    <meta:document-statistic meta:table-count="1" meta:image-count="1" meta:object-count="0" meta:page-count="1" meta:paragraph-count="10" meta:word-count="75" meta:character-count="471" meta:non-whitespace-character-count="400"/>
  </office:meta>
</office:document-meta>
</file>